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7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svg:stroke-color="#000000" draw:marker-start-width="0.25cm" draw:marker-end-width="0.25cm" draw:fill="solid" draw:fill-color="#ff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00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svg:stroke-width="0.07cm" svg:stroke-color="#808080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2" style:family="graphic" style:parent-style-name="standard">
      <style:graphic-properties svg:stroke-width="0.07cm" svg:stroke-color="#808080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8" style:family="graphic" style:parent-style-name="objectwithoutfill">
      <style:graphic-properties draw:marker-start="Small_20_Arrow" draw:marker-start-width="0.12cm" draw:marker-end="" draw:marker-end-width="0.2cm" draw:fill="none" draw:textarea-vertical-align="middle" loext:decorative="false"/>
    </style:style>
    <style:style style:name="gr19" style:family="graphic" style:parent-style-name="objectwithoutfill">
      <style:graphic-properties draw:marker-end="Small_20_Arrow" draw:fill="none" draw:textarea-vertical-align="middle" loext:decorative="false"/>
    </style:style>
    <style:style style:name="gr20" style:family="graphic">
      <style:graphic-properties style:writing-mode="lr-tb" loext:decorative="false"/>
    </style:style>
    <style:style style:name="gr21" style:family="graphic" style:parent-style-name="objectwithoutfill">
      <style:graphic-properties svg:stroke-width="0.05cm" draw:marker-start-width="0.32cm" draw:marker-end-width="0.32cm" draw:fill="solid" draw:fill-color="#000000" draw:textarea-vertical-align="middle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3" style:family="graphic" style:parent-style-name="standard">
      <style:graphic-properties svg:stroke-width="0cm" svg:stroke-color="#cccccc" draw:marker-start-width="0.21cm" draw:marker-end-width="0.21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6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gr27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c0c0c0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none"/>
      <style:paragraph-properties fo:text-align="justify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6cm" svg:y1="5.5cm" svg:x2="8.2cm" svg:y2="5.5cm">
          <text:p/>
        </draw:line>
        <draw:line draw:style-name="gr1" draw:text-style-name="P1" draw:layer="layout" svg:x1="2cm" svg:y1="6.6cm" svg:x2="2cm" svg:y2="9.3cm">
          <text:p/>
        </draw:line>
        <draw:line draw:style-name="gr2" draw:text-style-name="P1" draw:layer="layout" svg:x1="2cm" svg:y1="8.4cm" svg:x2="8cm" svg:y2="8.4cm">
          <text:p/>
        </draw:line>
        <draw:line draw:style-name="gr1" draw:text-style-name="P1" draw:layer="layout" svg:x1="8cm" svg:y1="6.6cm" svg:x2="8cm" svg:y2="8.5cm">
          <text:p/>
        </draw:line>
        <draw:line draw:style-name="gr1" draw:text-style-name="P1" draw:layer="layout" svg:x1="14.1cm" svg:y1="6.5cm" svg:x2="14.9cm" svg:y2="6.5cm">
          <text:p/>
        </draw:line>
        <draw:polygon draw:style-name="gr3" draw:text-style-name="P1" draw:layer="layout" svg:width="11.999cm" svg:height="1.499cm" svg:x="2cm" svg:y="5cm" svg:viewBox="0 0 12000 1500" draw:points="0,0 12000,0 12000,1500 0,1500">
          <text:p/>
        </draw:polygon>
        <draw:line draw:style-name="gr2" draw:text-style-name="P1" draw:layer="layout" svg:x1="2cm" svg:y1="9.2cm" svg:x2="14cm" svg:y2="9.2cm">
          <text:p/>
        </draw:line>
        <draw:line draw:style-name="gr2" draw:text-style-name="P1" draw:layer="layout" svg:x1="14.8cm" svg:y1="5cm" svg:x2="14.8cm" svg:y2="6.5cm">
          <text:p/>
        </draw:line>
        <draw:line draw:style-name="gr1" draw:text-style-name="P1" draw:layer="layout" svg:x1="14.1cm" svg:y1="5cm" svg:x2="14.9cm" svg:y2="5cm">
          <text:p/>
        </draw:line>
        <draw:frame draw:style-name="gr4" draw:text-style-name="P3" draw:layer="layout" svg:width="1.256cm" svg:height="0.963cm" svg:x="14.844cm" svg:y="5.238cm">
          <draw:text-box>
            <text:p text:style-name="P2">60</text:p>
          </draw:text-box>
        </draw:frame>
        <draw:frame draw:style-name="gr5" draw:text-style-name="P4" draw:layer="layout" svg:width="10.6cm" svg:height="1.2cm" svg:x="2.5cm" svg:y="2.2cm">
          <draw:text-box>
            <text:p><text:span text:style-name="T1">Modul M14: Seitenteil Süd</text:span></text:p>
          </draw:text-box>
        </draw:frame>
        <draw:line draw:style-name="gr6" draw:text-style-name="P1" draw:layer="layout" svg:x1="9.251cm" svg:y1="4.7cm" svg:x2="8.3cm" svg:y2="4.7cm">
          <text:p/>
        </draw:line>
        <draw:polygon draw:style-name="gr7" draw:text-style-name="P1" draw:layer="layout" svg:width="1.199cm" svg:height="1.199cm" svg:x="8.65cm" svg:y="5.3cm" svg:viewBox="0 0 1200 1200" draw:points="0,0 1200,0 1200,1200 0,1200">
          <text:p/>
        </draw:polygon>
        <draw:custom-shape draw:style-name="gr8" draw:text-style-name="P5" draw:layer="layout" svg:width="0.2cm" svg:height="0.2cm" svg:x="9.1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9.1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9.15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9.45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8.85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9.4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2cm" svg:height="0.2cm" svg:x="9.4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8.8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8.856cm" svg:y="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1cm" svg:height="0.7cm" svg:x="8.7cm" svg:y="6.6cm">
          <draw:text-box>
            <text:p text:style-name="P2"><text:span text:style-name="T2">W2</text:span></text:p>
          </draw:text-box>
        </draw:frame>
        <draw:frame draw:style-name="gr4" draw:text-style-name="P3" draw:layer="layout" svg:width="1cm" svg:height="0.8cm" svg:x="7.9cm" svg:y="4cm">
          <draw:text-box>
            <text:p text:style-name="P2">290</text:p>
          </draw:text-box>
        </draw:frame>
        <draw:g draw:style-name="gr13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1" draw:text-style-name="P1" draw:layer="layout" svg:x1="7.7cm" svg:y1="6.2cm" svg:x2="7.701cm" svg:y2="6.55cm">
          <text:p/>
        </draw:line>
        <draw:line draw:style-name="gr1" draw:text-style-name="P1" draw:layer="layout" svg:x1="7.6cm" svg:y1="6.25cm" svg:x2="8.2cm" svg:y2="6.25cm">
          <text:p/>
        </draw:line>
        <draw:custom-shape draw:style-name="gr14" draw:text-style-name="P9" draw:layer="layout" svg:width="0.2cm" svg:height="0.2cm" svg:x="7.9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cm" svg:height="0.2cm" svg:x="7.9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0.5cm" svg:height="0.5cm" svg:x="7cm" svg:y="6.05cm">
          <draw:text-box>
            <text:p text:style-name="P2">10</text:p>
          </draw:text-box>
        </draw:frame>
        <draw:custom-shape draw:style-name="gr14" draw:text-style-name="P9" draw:layer="layout" svg:width="0.2cm" svg:height="0.2cm" svg:x="7.9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0.855cm" svg:height="0.963cm" svg:x="9cm" svg:y="7.5cm">
          <draw:text-box>
            <text:p>2</text:p>
          </draw:text-box>
        </draw:frame>
        <draw:line draw:style-name="gr17" draw:text-style-name="P1" draw:layer="layout" svg:x1="8.001cm" svg:y1="5cm" svg:x2="8.001cm" svg:y2="6.6cm">
          <text:p/>
        </draw:line>
        <draw:line draw:style-name="gr18" draw:text-style-name="P1" draw:layer="layout" svg:x1="7.701cm" svg:y1="6.5cm" svg:x2="7.7cm" svg:y2="7.1cm">
          <text:p/>
        </draw:line>
        <draw:line draw:style-name="gr19" draw:text-style-name="P1" draw:layer="layout" svg:x1="9.1cm" svg:y1="7.8cm" svg:x2="8.05cm" svg:y2="6.3cm">
          <text:p/>
        </draw:line>
        <draw:g draw:style-name="gr20">
          <draw:polygon draw:style-name="gr21" draw:text-style-name="P11" draw:layer="layout" svg:width="1.999cm" svg:height="1.049cm" svg:x="2.8cm" svg:y="5.25cm" svg:viewBox="0 0 2000 1050" draw:points="0,0 2000,0 2000,1050 0,1050">
            <text:p/>
          </draw:polygon>
          <draw:polygon draw:style-name="gr22" draw:text-style-name="P12" draw:layer="layout" svg:width="0.999cm" svg:height="0.476cm" svg:x="3.05cm" svg:y="5.536cm" svg:viewBox="0 0 1000 477" draw:points="0,0 1000,0 1000,477 0,477">
            <text:p/>
          </draw:polygon>
          <draw:custom-shape draw:style-name="gr23" draw:text-style-name="P13" draw:layer="layout" svg:width="0.2cm" svg:height="0.191cm" svg:x="4.45cm" svg:y="5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" draw:layer="layout" svg:x1="7.701cm" svg:y1="5.5cm" svg:x2="8.301cm" svg:y2="5.5cm">
          <text:p/>
        </draw:line>
        <draw:line draw:style-name="gr17" draw:text-style-name="P1" draw:layer="layout" svg:x1="7.701cm" svg:y1="6.25cm" svg:x2="8.301cm" svg:y2="6.25cm">
          <text:p/>
        </draw:line>
        <draw:line draw:style-name="gr1" draw:text-style-name="P1" draw:layer="layout" svg:x1="14cm" svg:y1="6.6cm" svg:x2="14cm" svg:y2="9.3cm">
          <text:p/>
        </draw:line>
        <draw:custom-shape draw:style-name="gr24" draw:text-style-name="P7" draw:layer="layout" svg:width="0.3cm" svg:height="0.3cm" svg:x="8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9.1cm" svg:y1="7.9cm" svg:x2="8.8cm" svg:y2="8.2cm">
          <text:p/>
        </draw:line>
        <draw:line draw:style-name="gr1" draw:text-style-name="P1" draw:layer="layout" svg:x1="2cm" svg:y1="4.6cm" svg:x2="2cm" svg:y2="4.9cm">
          <text:p/>
        </draw:line>
        <draw:line draw:style-name="gr6" draw:text-style-name="P1" draw:layer="layout" svg:x1="2cm" svg:y1="4.7cm" svg:x2="3cm" svg:y2="4.7cm">
          <text:p/>
        </draw:line>
        <draw:line draw:style-name="gr1" draw:text-style-name="P1" draw:layer="layout" svg:x1="2.8cm" svg:y1="6.6cm" svg:x2="2.8cm" svg:y2="7.7cm">
          <text:p/>
        </draw:line>
        <draw:line draw:style-name="gr26" draw:text-style-name="P1" draw:layer="layout" svg:x1="2cm" svg:y1="7.6cm" svg:x2="2.8cm" svg:y2="7.6cm">
          <text:p/>
        </draw:line>
        <draw:line draw:style-name="gr1" draw:text-style-name="P14" draw:layer="layout" svg:x1="4.8cm" svg:y1="6.6cm" svg:x2="4.8cm" svg:y2="7.7cm">
          <text:p/>
        </draw:line>
        <draw:line draw:style-name="gr26" draw:text-style-name="P14" draw:layer="layout" svg:x1="2.8cm" svg:y1="7.6cm" svg:x2="4.8cm" svg:y2="7.6cm">
          <text:p/>
        </draw:line>
        <draw:line draw:style-name="gr26" draw:text-style-name="P1" draw:layer="layout" svg:x1="7.702cm" svg:y1="6.301cm" svg:x2="7.7cm" svg:y2="5.5cm">
          <text:p/>
        </draw:line>
        <draw:frame draw:style-name="gr15" draw:text-style-name="P3" draw:layer="layout" svg:width="0.5cm" svg:height="0.5cm" svg:x="7cm" svg:y="5.6cm">
          <draw:text-box>
            <text:p text:style-name="P2">30</text:p>
          </draw:text-box>
        </draw:frame>
        <draw:line draw:style-name="gr1" draw:text-style-name="P1" draw:layer="layout" svg:x1="4.85cm" svg:y1="5.25cm" svg:x2="5.4cm" svg:y2="5.25cm">
          <text:p/>
        </draw:line>
        <draw:line draw:style-name="gr1" draw:text-style-name="P1" draw:layer="layout" svg:x1="5.3cm" svg:y1="5cm" svg:x2="5.3cm" svg:y2="6.3cm">
          <text:p/>
        </draw:line>
        <draw:line draw:style-name="gr27" draw:text-style-name="P1" draw:layer="layout" svg:x1="5.302cm" svg:y1="5.002cm" svg:x2="5.3cm" svg:y2="4.401cm">
          <text:p/>
        </draw:line>
        <draw:frame draw:style-name="gr15" draw:text-style-name="P3" draw:layer="layout" svg:width="0.5cm" svg:height="0.5cm" svg:x="5.5cm" svg:y="5.5cm">
          <draw:text-box>
            <text:p text:style-name="P2">43</text:p>
          </draw:text-box>
        </draw:frame>
        <draw:frame draw:style-name="gr15" draw:text-style-name="P3" draw:layer="layout" svg:width="0.5cm" svg:height="0.5cm" svg:x="5.5cm" svg:y="5cm">
          <draw:text-box>
            <text:p text:style-name="P2">10</text:p>
          </draw:text-box>
        </draw:frame>
        <draw:frame draw:style-name="gr15" draw:text-style-name="P3" draw:layer="layout" svg:width="0.5cm" svg:height="0.7cm" svg:x="2.15cm" svg:y="6.9cm">
          <draw:text-box>
            <text:p text:style-name="P2">30</text:p>
          </draw:text-box>
        </draw:frame>
        <draw:frame draw:style-name="gr15" draw:text-style-name="P3" draw:layer="layout" svg:width="0.55cm" svg:height="0.7cm" svg:x="3.5cm" svg:y="6.9cm">
          <draw:text-box>
            <text:p text:style-name="P2">80</text:p>
          </draw:text-box>
        </draw:frame>
        <draw:frame draw:style-name="gr15" draw:text-style-name="P3" draw:layer="layout" svg:width="0.95cm" svg:height="0.7cm" svg:x="4.5cm" svg:y="7.7cm">
          <draw:text-box>
            <text:p text:style-name="P2">240</text:p>
          </draw:text-box>
        </draw:frame>
        <draw:frame draw:style-name="gr15" draw:text-style-name="P3" draw:layer="layout" svg:width="0.95cm" svg:height="0.7cm" svg:x="7.5cm" svg:y="8.5cm">
          <draw:text-box>
            <text:p text:style-name="P2">480</text:p>
          </draw:text-box>
        </draw:frame>
        <draw:line draw:style-name="gr1" draw:text-style-name="P1" draw:layer="layout" svg:x1="4.9cm" svg:y1="6.3cm" svg:x2="5.4cm" svg:y2="6.3cm">
          <text:p/>
        </draw:line>
        <draw:line draw:style-name="gr26" draw:text-style-name="P1" draw:layer="layout" svg:x1="5.3cm" svg:y1="6.3cm" svg:x2="5.3cm" svg:y2="5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30T16:09:45.346260900</dc:date>
    <meta:editing-duration>PT12H39M3S</meta:editing-duration>
    <meta:editing-cycles>50</meta:editing-cycles>
    <meta:generator>LibreOffice/25.2.1.2$Windows_X86_64 LibreOffice_project/d3abf4aee5fd705e4a92bba33a32f40bc4e56f49</meta:generator>
    <meta:print-date>2012-01-01T18:21:47.65</meta:print-date>
    <meta:document-statistic meta:object-count="70"/>
  </office:meta>
</office:document-meta>
</file>